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1f7842" officeooo:paragraph-rsid="001f7842"/>
    </style:style>
    <style:style style:name="P2" style:family="paragraph" style:parent-style-name="Standard">
      <style:text-properties officeooo:rsid="001f7842" officeooo:paragraph-rsid="0022c640"/>
    </style:style>
    <style:style style:name="P3" style:family="paragraph" style:parent-style-name="Standard">
      <style:text-properties officeooo:rsid="00091199" officeooo:paragraph-rsid="001f7842"/>
    </style:style>
    <style:style style:name="P4" style:family="paragraph" style:parent-style-name="Standard">
      <style:text-properties officeooo:rsid="00091199" officeooo:paragraph-rsid="0026a05c"/>
    </style:style>
    <style:style style:name="P5" style:family="paragraph" style:parent-style-name="Standard">
      <style:text-properties fo:font-size="16pt" fo:font-weight="bold" officeooo:rsid="001c227a" officeooo:paragraph-rsid="001f7842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24031f" officeooo:paragraph-rsid="0022c640"/>
    </style:style>
    <style:style style:name="P7" style:family="paragraph" style:parent-style-name="Standard">
      <style:text-properties fo:font-size="14pt" fo:font-weight="bold" officeooo:rsid="000afeaa" officeooo:paragraph-rsid="001f7842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afeaa" officeooo:paragraph-rsid="0026a05c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20e3ac" officeooo:paragraph-rsid="0022c640"/>
    </style:style>
    <style:style style:name="P10" style:family="paragraph" style:parent-style-name="Standard">
      <style:text-properties officeooo:rsid="00226de1" officeooo:paragraph-rsid="00226de1"/>
    </style:style>
    <style:style style:name="P11" style:family="paragraph" style:parent-style-name="Standard">
      <style:text-properties officeooo:paragraph-rsid="0022c640"/>
    </style:style>
    <style:style style:name="P12" style:family="paragraph" style:parent-style-name="Standard">
      <style:text-properties officeooo:rsid="001a8777" officeooo:paragraph-rsid="0026a05c"/>
    </style:style>
    <style:style style:name="P13" style:family="paragraph" style:parent-style-name="Standard">
      <style:text-properties officeooo:rsid="001c227a" officeooo:paragraph-rsid="0026a05c"/>
    </style:style>
    <style:style style:name="P14" style:family="paragraph" style:parent-style-name="Standard">
      <style:text-properties officeooo:paragraph-rsid="0026a05c"/>
    </style:style>
    <style:style style:name="P15" style:family="paragraph" style:parent-style-name="Standard">
      <style:text-properties officeooo:rsid="001f7842" officeooo:paragraph-rsid="0022c640"/>
    </style:style>
    <style:style style:name="P16" style:family="paragraph" style:parent-style-name="Standard">
      <style:text-properties officeooo:rsid="001f7842" officeooo:paragraph-rsid="0022c640" fo:background-color="#ffff00"/>
    </style:style>
    <style:style style:name="T1" style:family="text">
      <style:text-properties officeooo:rsid="001f7842"/>
    </style:style>
    <style:style style:name="T2" style:family="text">
      <style:text-properties officeooo:rsid="0024031f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f7842" fo:background-color="#ffff00" loext:char-shading-value="0"/>
    </style:style>
    <style:style style:name="T5" style:family="text">
      <style:text-properties officeooo:rsid="001f7842" fo:background-color="#ffff00" loext:char-shading-value="0"/>
    </style:style>
    <style:style style:name="T6" style:family="text">
      <style:text-properties fo:background-color="#ffff00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UI in OpenFrameworks</text:p>
      <text:p text:style-name="P1"/>
      <text:p text:style-name="P2"><text:span text:style-name="T6">ofxGui</text:span><text:tab/><text:tab/><text:tab/><text:tab/><text:span text:style-name="T2">classified as an addon, but included by default, and maintained with core</text:span></text:p>
      <text:p text:style-name="P2"/>
      <text:p text:style-name="P2"><text:span text:style-name="T6">ofxGuiExtended</text:span><text:tab/><text:tab/><text:span text:style-name="T2">an extension of the ideas in ofxGui (includes JSON themes)</text:span></text:p>
      <text:p text:style-name="P6"><text:tab/><text:tab/><text:tab/><text:tab/>author has produced other repositories with even more widgets</text:p>
      <text:p text:style-name="P2"><text:tab/><text:tab/><text:tab/><text:tab/>ex: ofxSortableList (drag to reorder)</text:p>
      <text:p text:style-name="P2"/>
      <text:p text:style-name="P16">ofxDatGui</text:p>
      <text:p text:style-name="P2"/>
      <text:p text:style-name="P11"><text:span text:style-name="T5">imgui</text:span><text:span text:style-name="T1"><text:tab/><text:tab/><text:tab/><text:tab/>immediate mode gui, inspired </text:span>by Casey Muratori <text:span text:style-name="T1">(friend of Jon Blow)</text:span></text:p>
      <text:p text:style-name="P11"><text:tab/><text:tab/><text:tab/><text:tab/><text:span text:style-name="T1">I think there is a oF wrapper for this??? Either wrapper or base has some </text:span></text:p>
      <text:p text:style-name="P2"><text:tab/><text:tab/><text:tab/><text:tab/>degree of IME support, which is useful / necessary for unicode input</text:p>
      <text:p text:style-name="P2"><text:tab/><text:tab/><text:tab/><text:tab/>(like JPN on Chinese)</text:p>
      <text:p text:style-name="P2"/>
      <text:p text:style-name="P9">(there are even more than this, but these seem like the big and well-maintained ones)</text:p>
      <text:p text:style-name="P9"/>
      <text:p text:style-name="P9"/>
      <text:p text:style-name="P7">History of ofxColorPicker</text:p>
      <text:p text:style-name="P3"><text:a xlink:type="simple" xlink:href="https://forum.openframeworks.cc/t/color-picker/2456" text:style-name="Internet_20_link" text:visited-style-name="Visited_20_Internet_20_Link"/></text:p>
      <text:p text:style-name="P3"><text:a xlink:type="simple" xlink:href="https://forum.openframeworks.cc/t/color-picker/2456" text:style-name="Internet_20_link" text:visited-style-name="Visited_20_Internet_20_Link">https://forum.openframeworks.cc/t/color-picker/2456</text:a></text:p>
      <text:p text:style-name="P3"><text:a xlink:type="simple" xlink:href="https://github.com/julapy/ofxColorPicker" text:style-name="Internet_20_link" text:visited-style-name="Visited_20_Internet_20_Link">https://github.com/julapy/ofxColorPicker</text:a></text:p>
      <text:p text:style-name="P3"/>
      <text:p text:style-name="P3">Original OpenFrameworks color picker widget for ofxGui<text:line-break/>UI events in this class are based on another addon called </text:p>
      <text:p text:style-name="P3">ofxMSAInteractiveObject, which gives events similar to Flash.</text:p>
      <text:p text:style-name="P3"><text:tab/><text:a xlink:type="simple" xlink:href="https://github.com/memo/ofxMSAInteractiveObject" text:style-name="Internet_20_link" text:visited-style-name="Visited_20_Internet_20_Link">https://github.com/memo/ofxMSAInteractiveObject</text:a></text:p>
      <text:p text:style-name="P3"/>
      <text:p text:style-name="P3">That addon depends on Poco, and thus no longer works with OpenFrameworks if using the latest master branch code.</text:p>
      <text:p text:style-name="P3"/>
      <text:p text:style-name="P10">This same widget has been updated, and is now included as part of the ofxGui system.</text:p>
      <text:p text:style-name="P10"/>
      <text:p text:style-name="P10"/>
      <text:p text:style-name="P12"/>
      <text:p text:style-name="P8">ofxGui example code</text:p>
      <text:p text:style-name="P12"><text:a xlink:type="simple" xlink:href="https://github.com/openframeworks/openFrameworks/issues/2152" text:style-name="Internet_20_link" text:visited-style-name="Visited_20_Internet_20_Link">https://github.com/openframeworks/openFrameworks/issues/2152</text:a></text:p>
      <text:p text:style-name="P12">Examples for ofxGui are not contained under the addons directory, but with the other core examples</text:p>
      <text:p text:style-name="P12">&gt; examples/gui/guiExample</text:p>
      <text:p text:style-name="P14"/>
      <text:p text:style-name="P1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TakaoPGothic" style:font-family-asian="TakaoPGothic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Ko</meta:initial-creator>
    <meta:creation-date>2018-01-12T23:29:48.338586551</meta:creation-date>
    <dc:date>2018-01-13T18:44:51.862847176</dc:date>
    <dc:creator>Jason Ko</dc:creator>
    <meta:editing-duration>PT7H45M3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188" meta:character-count="1365" meta:non-whitespace-character-count="1170"/>
  </office:meta>
</office:document-meta>
</file>